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a1fec"/>
    </style:style>
    <style:style style:name="P2" style:family="paragraph" style:parent-style-name="Standard">
      <style:text-properties officeooo:paragraph-rsid="002e59d0"/>
    </style:style>
    <style:style style:name="P3" style:family="paragraph" style:parent-style-name="Standard">
      <style:text-properties fo:color="#c9211e" loext:opacity="100%" officeooo:paragraph-rsid="002e59d0"/>
    </style:style>
    <style:style style:name="P4" style:family="paragraph" style:parent-style-name="Standard">
      <style:text-properties officeooo:paragraph-rsid="0035016d"/>
    </style:style>
    <style:style style:name="P5" style:family="paragraph" style:parent-style-name="Standard">
      <style:text-properties officeooo:paragraph-rsid="003ca3ed"/>
    </style:style>
    <style:style style:name="P6" style:family="paragraph" style:parent-style-name="Standard">
      <style:text-properties officeooo:paragraph-rsid="0049da25"/>
    </style:style>
    <style:style style:name="P7" style:family="paragraph" style:parent-style-name="Standard">
      <style:text-properties officeooo:paragraph-rsid="004d599e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paragraph-rsid="002e59d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38426b"/>
    </style:style>
    <style:style style:name="T6" style:family="text">
      <style:text-properties fo:color="#000000" loext:opacity="100%" fo:background-color="#ffff00" loext:char-shading-value="0"/>
    </style:style>
    <style:style style:name="T7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Chip-seq - single end --&gt; remove dup reads </text:p>
      <text:p text:style-name="Standard">-TT-seq: paired end --&gt; need to remove dup reads , single-end : no remove </text:p>
      <text:p text:style-name="P1">-GTF file: process to keep only the longest transcript </text:p>
      <text:p text:style-name="P1">-## [Remove rRNA and tRNA]</text:p>
      <text:p text:style-name="P1"/>
      <text:p text:style-name="Standard">intersectBed -abam {Input: A7} -b {Input: mm10_rmsk.gtf} -v &gt; {Output: A8}</text:p>
      <text:p text:style-name="Standard">-Sử dụng SF để generate lại gene track --&gt; so sánh xem có hợp lý ko</text:p>
      <text:p text:style-name="Standard"/>
      <text:p text:style-name="Standard"/>
      <text:p text:style-name="Standard"/>
      <text:p text:style-name="Standard">-Tìm hiểu lệnh intersect của bedtools </text:p>
      <text:p text:style-name="Standard"><text:tab/><text:a xlink:type="simple" xlink:href="https://bedtools.readthedocs.io/en/latest/content/tools/intersect.html" text:style-name="Internet_20_link" text:visited-style-name="Visited_20_Internet_20_Link">https://bedtools.readthedocs.io/en/latest/content/tools/intersect.html</text:a></text:p>
      <text:p text:style-name="Standard"/>
      <text:p text:style-name="Standard">- Thực hiện trên TT-seq1, TT-seq3, TT-seq5:</text:p>
      <text:p text:style-name="Standard"><text:tab/>+Xóa những file đã chạy sai </text:p>
      <text:p text:style-name="Standard"><text:tab/>+Trước bước indexing, sau khi merge các chromosome --&gt; thực hiện remove rRNA và tRNA </text:p>
      <text:p text:style-name="Standard"><text:tab/>+Sau đó count read với file gtf cũ nhưng -t là gene </text:p>
      <text:p text:style-name="Standard"><text:tab/>--&gt; cần làm độc lập với xử lý gtf file nhưng xóa đi pseudogene để so sánh </text:p>
      <text:p text:style-name="Standard"/>
      <text:p text:style-name="Standard">-Số unique gene ID của:</text:p>
      <text:p text:style-name="Standard"><text:tab/>+human (Grch37): <text:span text:style-name="T4">60885 </text:span></text:p>
      <text:p text:style-name="Standard"><text:tab/><text:span text:style-name="T1">cat <text:s/>gencode.Grch37.basic.annotation.gtf | cut -f9 | cut -f1 -d";" | cut -f2 -d" " | sort |uniq | <text:s/>wc -l</text:span></text:p>
      <text:p text:style-name="P5"><text:span text:style-name="T2">(</text:span><text:span text:style-name="T6">ko hiểu sao lại bằng đúng y số unique gene ID cộng thêm các dòng feature từ lệnh</text:span><text:span text:style-name="T2"> cat human.gene-t.count.txt | cut -f1 | sort | uniq | wc -l)</text:span></text:p>
      <text:p text:style-name="Standard">- Số unique gene ID mà trong gene type có pseudogene của:</text:p>
      <text:p text:style-name="Standard"><text:tab/>+human (Grch37) là <text:span text:style-name="T4">15057 </text:span></text:p>
      <text:p text:style-name="Standard"><text:tab/>(cat <text:span text:style-name="T1">gencode.Grch37.basic.annotation.gtf | grep "gene_type" <text:s/>| cut -f9 | cut -f1,2,3 -d";" | grep <text:tab/>"pseudogene" | cut -f1 -d";" | cut -f2 -d" "| sort | uniq | wc -l</text:span>)</text:p>
      <text:p text:style-name="P2"><text:tab/></text:p>
      <text:p text:style-name="P4">-Những dòng có annotation là pseudogene trong gene_type thì có thể có những giá trị annotation sau (Grch37):</text:p>
      <text:p text:style-name="P2"><text:tab/>"IG_C_pseudogene"</text:p>
      <text:p text:style-name="P9">"IG_J_pseudogene"</text:p>
      <text:p text:style-name="P9">"IG_pseudogene"</text:p>
      <text:p text:style-name="P9">"IG_V_pseudogene"</text:p>
      <text:p text:style-name="P9">"polymorphic_pseudogene"</text:p>
      <text:p text:style-name="P9">"processed_pseudogene"</text:p>
      <text:p text:style-name="P9">"pseudogene"</text:p>
      <text:p text:style-name="P9">"transcribed_processed_pseudogene"</text:p>
      <text:p text:style-name="P9">"transcribed_unitary_pseudogene"</text:p>
      <text:p text:style-name="P9">"transcribed_unprocessed_pseudogene"</text:p>
      <text:p text:style-name="P9">"translated_processed_pseudogene"</text:p>
      <text:p text:style-name="P9">"TR_J_pseudogene"</text:p>
      <text:p text:style-name="P9">"TR_V_pseudogene"</text:p>
      <text:p text:style-name="P9">"unitary_pseudogene"</text:p>
      <text:p text:style-name="P9">"unprocessed_pseudogene"</text:p>
      <text:p text:style-name="P3">cat <text:s/>gencode.Grch37.basic.annotation.gtf | grep "gene_type" <text:s/>| cut -f9 | <text:s/>grep "pseudogene" | grep -v "transcript_id" | cut -f2 -d";" | cut -f3 <text:s/>-d" " | sort | uniq</text:p>
      <text:p text:style-name="Standard"><text:tab/></text:p>
      <text:p text:style-name="P4"><text:soft-page-break/>-All annotation for gene types (Grch37):</text:p>
      <text:p text:style-name="Standard"><text:tab/>"3prime_overlapping_ncRNA"</text:p>
      <text:p text:style-name="P8">"antisense"</text:p>
      <text:p text:style-name="P8">"bidirectional_promoter_lncRNA"</text:p>
      <text:p text:style-name="P8">"IG_C_gene"</text:p>
      <text:p text:style-name="P8">"IG_C_pseudogene"</text:p>
      <text:p text:style-name="P8">"IG_D_gene"</text:p>
      <text:p text:style-name="P8">"IG_J_gene"</text:p>
      <text:p text:style-name="P8">"IG_J_pseudogene"</text:p>
      <text:p text:style-name="P8">"IG_pseudogene"</text:p>
      <text:p text:style-name="P8">"IG_V_gene"</text:p>
      <text:p text:style-name="P8">"IG_V_pseudogene"</text:p>
      <text:p text:style-name="P8">"lincRNA"</text:p>
      <text:p text:style-name="P8">"macro_lncRNA"</text:p>
      <text:p text:style-name="P8">"miRNA"</text:p>
      <text:p text:style-name="P8">"misc_RNA"</text:p>
      <text:p text:style-name="P8">"Mt_rRNA"</text:p>
      <text:p text:style-name="P8">"Mt_tRNA"</text:p>
      <text:p text:style-name="P8">"non_coding"</text:p>
      <text:p text:style-name="P8">"polymorphic_pseudogene"</text:p>
      <text:p text:style-name="P8">"processed_pseudogene"</text:p>
      <text:p text:style-name="P8">"processed_transcript"</text:p>
      <text:p text:style-name="P8">"protein_coding"</text:p>
      <text:p text:style-name="P8">"pseudogene"</text:p>
      <text:p text:style-name="P8">"rRNA"</text:p>
      <text:p text:style-name="P8">"scRNA"</text:p>
      <text:p text:style-name="P8">"sense_intronic"</text:p>
      <text:p text:style-name="P8">"sense_overlapping"</text:p>
      <text:p text:style-name="P8">"snoRNA"</text:p>
      <text:p text:style-name="P8">"snRNA"</text:p>
      <text:p text:style-name="P8">"TEC"</text:p>
      <text:p text:style-name="P8">"transcribed_processed_pseudogene"</text:p>
      <text:p text:style-name="P8">"transcribed_unitary_pseudogene"</text:p>
      <text:p text:style-name="P8">"transcribed_unprocessed_pseudogene"</text:p>
      <text:p text:style-name="P8">"translated_processed_pseudogene"</text:p>
      <text:p text:style-name="P8">"TR_C_gene"</text:p>
      <text:p text:style-name="P8">"TR_D_gene"</text:p>
      <text:p text:style-name="P8">"TR_J_gene"</text:p>
      <text:p text:style-name="P8">"TR_J_pseudogene"</text:p>
      <text:p text:style-name="P8">"TR_V_gene"</text:p>
      <text:p text:style-name="P8">"TR_V_pseudogene"</text:p>
      <text:p text:style-name="P8">"unitary_pseudogene"</text:p>
      <text:p text:style-name="P8">"unprocessed_pseudogene"</text:p>
      <text:p text:style-name="P8">"vaultRNA"</text:p>
      <text:p text:style-name="Standard"/>
      <text:p text:style-name="Standard">-All annotation for gene_<text:span text:style-name="T4">biotype</text:span> của Dm6:</text:p>
      <text:p text:style-name="Standard"><text:tab/>"ncRNA"</text:p>
      <text:p text:style-name="P8">"pre_miRNA"</text:p>
      <text:p text:style-name="P8">"protein_coding"</text:p>
      <text:p text:style-name="P8"><text:soft-page-break/>"pseudogene"</text:p>
      <text:p text:style-name="P8">"rRNA"</text:p>
      <text:p text:style-name="P8">"snoRNA"</text:p>
      <text:p text:style-name="P8">"snRNA"</text:p>
      <text:p text:style-name="P8">"tRNA"</text:p>
      <text:p text:style-name="P10">-All annotation for gene_biotype của Mus-m:</text:p>
      <text:p text:style-name="P8">"ensembl"</text:p>
      <text:p text:style-name="P8">"ensembl_havana"</text:p>
      <text:p text:style-name="P8">"havana"</text:p>
      <text:p text:style-name="P8">"IG_LV_gene"</text:p>
      <text:p text:style-name="P8">"lncRNA"</text:p>
      <text:p text:style-name="P8">"mirbase"</text:p>
      <text:p text:style-name="P8">"miRNA"</text:p>
      <text:p text:style-name="P8">"misc_RNA"</text:p>
      <text:p text:style-name="P8">"processed_pseudogene"</text:p>
      <text:p text:style-name="P8">"protein_coding"</text:p>
      <text:p text:style-name="P8">"pseudogene"</text:p>
      <text:p text:style-name="P8">"RefSeq"</text:p>
      <text:p text:style-name="P8">"ribozyme"</text:p>
      <text:p text:style-name="P8">"scaRNA"</text:p>
      <text:p text:style-name="P8">"snoRNA"</text:p>
      <text:p text:style-name="P8">"snRNA"</text:p>
      <text:p text:style-name="P8">"sRNA"</text:p>
      <text:p text:style-name="P8">"TEC"</text:p>
      <text:p text:style-name="P8">"transcribed_processed_pseudogene"</text:p>
      <text:p text:style-name="P8">"transcribed_unitary_pseudogene"</text:p>
      <text:p text:style-name="P8">"transcribed_unprocessed_pseudogene"</text:p>
      <text:p text:style-name="P8">"unitary_pseudogene"</text:p>
      <text:p text:style-name="P8">"unprocessed_pseudogene"</text:p>
      <text:p text:style-name="Standard">-Số unique gene ID có annotation ở gene type là “protei<text:span text:style-name="T5">n-coding” là: 20359 </text:span></text:p>
      <text:p text:style-name="Standard">cat <text:s/>gencode.Grch37.basic.annotation.gtf | grep "gene_type" <text:s/>| cut -f9 | <text:s/>grep <text:s/>"protein_coding" | cut -f1 -d";" | cut -f2 <text:s/>-d" " | sort | uniq | wc -l</text:p>
      <text:p text:style-name="Standard"/>
      <text:p text:style-name="Standard">-Gene_id của rRNA, tRNA gene --&gt; hỏi Takeo? vì sao tìm ko thấy trong gtf file bình thường? lọc thông tin này ở đâu?</text:p>
      <table:table table:name="Table1" table:style-name="Table1">
        <table:table-column table:style-name="Table1.A" table:number-columns-repeated="3"/>
        <table:table-row table:style-name="TableLine94575516507088">
          <table:table-cell table:style-name="Table1.A1" office:value-type="string">
            <text:p text:style-name="P11">Hg19</text:p>
          </table:table-cell>
          <table:table-cell table:style-name="Table1.A1" office:value-type="string">
            <text:p text:style-name="P11">Mm10</text:p>
          </table:table-cell>
          <table:table-cell table:style-name="Table1.A1" office:value-type="string">
            <text:p text:style-name="P11">Dm6</text:p>
          </table:table-cell>
        </table:table-row>
        <table:table-row table:style-name="TableLine94575516507088">
          <table:table-cell table:style-name="Table1.A1" office:value-type="string">
            <text:p text:style-name="Table_20_Contents">"5S"</text:p>
            <text:p text:style-name="Table_20_Contents">"LSU-rRNA_Hsa"</text:p>
            <text:p text:style-name="Table_20_Contents">"SSU-rRNA_Hsa"</text:p>
            <text:p text:style-name="Table_20_Contents">"tRNA-Ala-GCA"</text:p>
            <text:p text:style-name="Table_20_Contents">"tRNA-Ala-GCG"</text:p>
            <text:p text:style-name="Table_20_Contents">"tRNA-Ala-GCY"</text:p>
            <text:p text:style-name="Table_20_Contents">"tRNA-Ala-GCY_"</text:p>
            <text:p text:style-name="Table_20_Contents">"tRNA-Arg-AGA"</text:p>
            <text:p text:style-name="Table_20_Contents">"tRNA-Arg-AGG"</text:p>
            <text:p text:style-name="Table_20_Contents">"tRNA-Arg-CGA"</text:p>
            <text:p text:style-name="Table_20_Contents">"tRNA-Arg-CGA_"</text:p>
            <text:p text:style-name="Table_20_Contents">"tRNA-Arg-CGG"</text:p>
            <text:p text:style-name="Table_20_Contents">"tRNA-Arg-CGY_"</text:p>
            <text:p text:style-name="Table_20_Contents"><text:soft-page-break/>"tRNA-Asn-AAC"</text:p>
            <text:p text:style-name="Table_20_Contents">"tRNA-Asn-AAT"</text:p>
            <text:p text:style-name="Table_20_Contents">"tRNA-Asp-GAY"</text:p>
            <text:p text:style-name="Table_20_Contents">"tRNA-Cys-TGY"</text:p>
            <text:p text:style-name="Table_20_Contents">"tRNA-Gln-CAA"</text:p>
            <text:p text:style-name="Table_20_Contents">"tRNA-Gln-CAA_"</text:p>
            <text:p text:style-name="Table_20_Contents">"tRNA-Gln-CAG"</text:p>
            <text:p text:style-name="Table_20_Contents">"tRNA-Glu-GAA"</text:p>
            <text:p text:style-name="Table_20_Contents">"tRNA-Glu-GAG"</text:p>
            <text:p text:style-name="Table_20_Contents">"tRNA-Glu-GAG_"</text:p>
            <text:p text:style-name="Table_20_Contents">"tRNA-Gly-GGA"</text:p>
            <text:p text:style-name="Table_20_Contents">"tRNA-Gly-GGG"</text:p>
            <text:p text:style-name="Table_20_Contents">"tRNA-Gly-GGY"</text:p>
            <text:p text:style-name="Table_20_Contents">"tRNA-His-CAY"</text:p>
            <text:p text:style-name="Table_20_Contents">"tRNA-His-CAY_"</text:p>
            <text:p text:style-name="Table_20_Contents">"tRNA-Ile-ATA"</text:p>
            <text:p text:style-name="Table_20_Contents">"tRNA-Ile-ATC"</text:p>
            <text:p text:style-name="Table_20_Contents">"tRNA-Ile-ATT"</text:p>
            <text:p text:style-name="Table_20_Contents">"tRNA-Leu-CTA"</text:p>
            <text:p text:style-name="Table_20_Contents">"tRNA-Leu-CTA_"</text:p>
            <text:p text:style-name="Table_20_Contents">"tRNA-Leu-CTG"</text:p>
            <text:p text:style-name="Table_20_Contents">"tRNA-Leu-CTY"</text:p>
            <text:p text:style-name="Table_20_Contents">"tRNA-Leu-TTA"</text:p>
            <text:p text:style-name="Table_20_Contents">"tRNA-Leu-TTA(m)"</text:p>
            <text:p text:style-name="Table_20_Contents">"tRNA-Leu-TTG"</text:p>
            <text:p text:style-name="Table_20_Contents">"tRNA-Lys-AAA"</text:p>
            <text:p text:style-name="Table_20_Contents">"tRNA-Lys-AAG"</text:p>
            <text:p text:style-name="Table_20_Contents">"tRNA-Met"</text:p>
            <text:p text:style-name="Table_20_Contents">"tRNA-Met_"</text:p>
            <text:p text:style-name="Table_20_Contents">"tRNA-Met-i"</text:p>
            <text:p text:style-name="Table_20_Contents">"tRNA-Phe-TTY"</text:p>
            <text:p text:style-name="Table_20_Contents">"tRNA-Pro-CCA"</text:p>
            <text:p text:style-name="Table_20_Contents">"tRNA-Pro-CCG"</text:p>
            <text:p text:style-name="Table_20_Contents">"tRNA-Pro-CCY"</text:p>
            <text:p text:style-name="Table_20_Contents">"tRNA-SeC(e)-TGA"</text:p>
            <text:p text:style-name="Table_20_Contents">"tRNA-Ser-AGY"</text:p>
            <text:p text:style-name="Table_20_Contents">"tRNA-Ser-TCA"</text:p>
            <text:p text:style-name="Table_20_Contents">"tRNA-Ser-TCA_"</text:p>
            <text:p text:style-name="Table_20_Contents">"tRNA-Ser-TCA(m)"</text:p>
            <text:p text:style-name="Table_20_Contents">"tRNA-Ser-TCG"</text:p>
            <text:p text:style-name="Table_20_Contents">"tRNA-Ser-TCY"</text:p>
            <text:p text:style-name="Table_20_Contents">"tRNA-Thr-ACA"</text:p>
            <text:p text:style-name="Table_20_Contents">"tRNA-Thr-ACG"</text:p>
            <text:p text:style-name="Table_20_Contents">"tRNA-Thr-ACG_"</text:p>
            <text:p text:style-name="Table_20_Contents">"tRNA-Thr-ACY"</text:p>
            <text:p text:style-name="Table_20_Contents">"tRNA-Thr-ACY_"</text:p>
            <text:p text:style-name="Table_20_Contents">"tRNA-Trp-TGG"</text:p>
            <text:p text:style-name="Table_20_Contents">"tRNA-Tyr-TAC"</text:p>
            <text:p text:style-name="Table_20_Contents">"tRNA-Tyr-TAT"</text:p>
            <text:p text:style-name="Table_20_Contents"><text:soft-page-break/>"tRNA-Val-GTA"</text:p>
            <text:p text:style-name="Table_20_Contents">"tRNA-Val-GTG"</text:p>
            <text:p text:style-name="Table_20_Contents">"tRNA-Val-GTY"</text:p>
          </table:table-cell>
          <table:table-cell table:style-name="Table1.A1" office:value-type="string">
            <text:p text:style-name="Table_20_Contents">"5S"</text:p>
            <text:p text:style-name="Table_20_Contents">"LSU-rRNA_Hsa"</text:p>
            <text:p text:style-name="Table_20_Contents">"SSU-rRNA_Hsa"</text:p>
            <text:p text:style-name="Table_20_Contents">"tRNA-Ala-GCA"</text:p>
            <text:p text:style-name="Table_20_Contents">"tRNA-Ala-GCG"</text:p>
            <text:p text:style-name="Table_20_Contents">"tRNA-Ala-GCY"</text:p>
            <text:p text:style-name="Table_20_Contents">"tRNA-Ala-GCY_"</text:p>
            <text:p text:style-name="Table_20_Contents">"tRNA-Arg-AGA"</text:p>
            <text:p text:style-name="Table_20_Contents">"tRNA-Arg-AGG"</text:p>
            <text:p text:style-name="Table_20_Contents">"tRNA-Arg-CGA"</text:p>
            <text:p text:style-name="Table_20_Contents">"tRNA-Arg-CGA_"</text:p>
            <text:p text:style-name="Table_20_Contents">"tRNA-Arg-CGG"</text:p>
            <text:p text:style-name="Table_20_Contents">"tRNA-Arg-CGY_"</text:p>
            <text:p text:style-name="Table_20_Contents"><text:soft-page-break/>"tRNA-Asn-AAC"</text:p>
            <text:p text:style-name="Table_20_Contents"/>
            <text:p text:style-name="Table_20_Contents">"tRNA-Asp-GAY"</text:p>
            <text:p text:style-name="Table_20_Contents">"tRNA-Cys-TGY"</text:p>
            <text:p text:style-name="Table_20_Contents">"tRNA-Gln-CAA"</text:p>
            <text:p text:style-name="Table_20_Contents">"tRNA-Gln-CAA_"</text:p>
            <text:p text:style-name="Table_20_Contents">"tRNA-Gln-CAG"</text:p>
            <text:p text:style-name="Table_20_Contents">"tRNA-Glu-GAA"</text:p>
            <text:p text:style-name="Table_20_Contents">"tRNA-Glu-GAG"</text:p>
            <text:p text:style-name="Table_20_Contents">"tRNA-Glu-GAG_"</text:p>
            <text:p text:style-name="Table_20_Contents">"tRNA-Gly-GGA"</text:p>
            <text:p text:style-name="Table_20_Contents">"tRNA-Gly-GGG"</text:p>
            <text:p text:style-name="Table_20_Contents">"tRNA-Gly-GGY"</text:p>
            <text:p text:style-name="Table_20_Contents">"tRNA-His-CAY"</text:p>
            <text:p text:style-name="Table_20_Contents">"tRNA-His-CAY_"</text:p>
            <text:p text:style-name="Table_20_Contents">"tRNA-Ile-ATA"</text:p>
            <text:p text:style-name="Table_20_Contents"/>
            <text:p text:style-name="Table_20_Contents">"tRNA-Ile-ATT"</text:p>
            <text:p text:style-name="Table_20_Contents">"tRNA-Leu-CTA"</text:p>
            <text:p text:style-name="Table_20_Contents">"tRNA-Leu-CTA_"</text:p>
            <text:p text:style-name="Table_20_Contents">"tRNA-Leu-CTG"</text:p>
            <text:p text:style-name="Table_20_Contents">"tRNA-Leu-CTY"</text:p>
            <text:p text:style-name="Table_20_Contents">"tRNA-Leu-TTA"</text:p>
            <text:p text:style-name="Table_20_Contents">"tRNA-Leu-TTA(m)"</text:p>
            <text:p text:style-name="Table_20_Contents">"tRNA-Leu-TTG"</text:p>
            <text:p text:style-name="Table_20_Contents">"tRNA-Lys-AAA"</text:p>
            <text:p text:style-name="Table_20_Contents">"tRNA-Lys-AAG"</text:p>
            <text:p text:style-name="Table_20_Contents">"tRNA-Met"</text:p>
            <text:p text:style-name="Table_20_Contents">"tRNA-Met_"</text:p>
            <text:p text:style-name="Table_20_Contents">"tRNA-Met-i"</text:p>
            <text:p text:style-name="Table_20_Contents">"tRNA-Phe-TTY"</text:p>
            <text:p text:style-name="Table_20_Contents">"tRNA-Pro-CCA"</text:p>
            <text:p text:style-name="Table_20_Contents">"tRNA-Pro-CCG"</text:p>
            <text:p text:style-name="Table_20_Contents">"tRNA-Pro-CCY"</text:p>
            <text:p text:style-name="Table_20_Contents">"tRNA-SeC(e)-TGA"</text:p>
            <text:p text:style-name="Table_20_Contents">"tRNA-Ser-AGY"</text:p>
            <text:p text:style-name="Table_20_Contents">"tRNA-Ser-TCA"</text:p>
            <text:p text:style-name="Table_20_Contents">"tRNA-Ser-TCA_"</text:p>
            <text:p text:style-name="Table_20_Contents">"tRNA-Ser-TCA(m)"</text:p>
            <text:p text:style-name="Table_20_Contents">"tRNA-Ser-TCG"</text:p>
            <text:p text:style-name="Table_20_Contents">"tRNA-Ser-TCY"</text:p>
            <text:p text:style-name="Table_20_Contents">"tRNA-Thr-ACA"</text:p>
            <text:p text:style-name="Table_20_Contents">"tRNA-Thr-ACG"</text:p>
            <text:p text:style-name="Table_20_Contents">"tRNA-Thr-ACG_"</text:p>
            <text:p text:style-name="Table_20_Contents">"tRNA-Thr-ACY"</text:p>
            <text:p text:style-name="Table_20_Contents">"tRNA-Thr-ACY_"</text:p>
            <text:p text:style-name="Table_20_Contents">"tRNA-Trp-TGG"</text:p>
            <text:p text:style-name="Table_20_Contents">"tRNA-Tyr-TAC"</text:p>
            <text:p text:style-name="Table_20_Contents">"tRNA-Tyr-TAT"</text:p>
            <text:p text:style-name="Table_20_Contents"><text:soft-page-break/>"tRNA-Val-GTA"</text:p>
            <text:p text:style-name="Table_20_Contents">"tRNA-Val-GTG"</text:p>
            <text:p text:style-name="Table_20_Contents">"tRNA-Val-GTY"</text:p>
          </table:table-cell>
          <table:table-cell table:style-name="Table1.A1" office:value-type="string">
            <text:p text:style-name="Table_20_Contents">FBgn0013686</text:p>
            <text:p text:style-name="Table_20_Contents">FBgn0013688</text:p>
            <text:p text:style-name="Table_20_Contents">FBgn0053353</text:p>
            <text:p text:style-name="Table_20_Contents">FBgn0053354</text:p>
            <text:p text:style-name="Table_20_Contents">FBgn0053355</text:p>
            <text:p text:style-name="Table_20_Contents">FBgn0053357</text:p>
            <text:p text:style-name="Table_20_Contents">FBgn0053358</text:p>
            <text:p text:style-name="Table_20_Contents">FBgn0053359</text:p>
            <text:p text:style-name="Table_20_Contents">FBgn0053360</text:p>
            <text:p text:style-name="Table_20_Contents">FBgn0053361</text:p>
            <text:p text:style-name="Table_20_Contents">FBgn0053362</text:p>
            <text:p text:style-name="Table_20_Contents">FBgn0053364</text:p>
            <text:p text:style-name="Table_20_Contents">FBgn0053365</text:p>
            <text:p text:style-name="Table_20_Contents"><text:soft-page-break/>FBgn0053366</text:p>
            <text:p text:style-name="Table_20_Contents">FBgn0053367</text:p>
            <text:p text:style-name="Table_20_Contents">FBgn0053368</text:p>
            <text:p text:style-name="Table_20_Contents">FBgn0053369</text:p>
            <text:p text:style-name="Table_20_Contents">FBgn0053370</text:p>
            <text:p text:style-name="Table_20_Contents">FBgn0053372</text:p>
            <text:p text:style-name="Table_20_Contents">FBgn0053373</text:p>
            <text:p text:style-name="Table_20_Contents">FBgn0053374</text:p>
            <text:p text:style-name="Table_20_Contents">FBgn0053375</text:p>
            <text:p text:style-name="Table_20_Contents">FBgn0053376</text:p>
            <text:p text:style-name="Table_20_Contents">FBgn0053377</text:p>
            <text:p text:style-name="Table_20_Contents">FBgn0053378</text:p>
            <text:p text:style-name="Table_20_Contents">FBgn0053379</text:p>
            <text:p text:style-name="Table_20_Contents">FBgn0053380</text:p>
            <text:p text:style-name="Table_20_Contents">FBgn0053381</text:p>
            <text:p text:style-name="Table_20_Contents">FBgn0053382</text:p>
            <text:p text:style-name="Table_20_Contents">FBgn0053383</text:p>
            <text:p text:style-name="Table_20_Contents">FBgn0053384</text:p>
            <text:p text:style-name="Table_20_Contents">FBgn0053385</text:p>
            <text:p text:style-name="Table_20_Contents">FBgn0053386</text:p>
            <text:p text:style-name="Table_20_Contents">FBgn0053387</text:p>
            <text:p text:style-name="Table_20_Contents">FBgn0053388</text:p>
            <text:p text:style-name="Table_20_Contents">FBgn0053389</text:p>
            <text:p text:style-name="Table_20_Contents">FBgn0053390</text:p>
            <text:p text:style-name="Table_20_Contents">FBgn0053391</text:p>
            <text:p text:style-name="Table_20_Contents">FBgn0053392</text:p>
            <text:p text:style-name="Table_20_Contents">FBgn0053393</text:p>
            <text:p text:style-name="Table_20_Contents">FBgn0053394</text:p>
            <text:p text:style-name="Table_20_Contents">FBgn0053395</text:p>
            <text:p text:style-name="Table_20_Contents">FBgn0053396</text:p>
            <text:p text:style-name="Table_20_Contents">FBgn0053397</text:p>
            <text:p text:style-name="Table_20_Contents">FBgn0053398</text:p>
            <text:p text:style-name="Table_20_Contents">FBgn0053399</text:p>
            <text:p text:style-name="Table_20_Contents">FBgn0053400</text:p>
            <text:p text:style-name="Table_20_Contents">FBgn0053401</text:p>
            <text:p text:style-name="Table_20_Contents">FBgn0053402</text:p>
            <text:p text:style-name="Table_20_Contents">FBgn0053403</text:p>
            <text:p text:style-name="Table_20_Contents">FBgn0053404</text:p>
            <text:p text:style-name="Table_20_Contents">FBgn0053405</text:p>
            <text:p text:style-name="Table_20_Contents">FBgn0053406</text:p>
            <text:p text:style-name="Table_20_Contents">FBgn0053407</text:p>
            <text:p text:style-name="Table_20_Contents">FBgn0053408</text:p>
            <text:p text:style-name="Table_20_Contents">FBgn0053409</text:p>
            <text:p text:style-name="Table_20_Contents">FBgn0053410</text:p>
            <text:p text:style-name="Table_20_Contents">FBgn0053411</text:p>
            <text:p text:style-name="Table_20_Contents">FBgn0053412</text:p>
            <text:p text:style-name="Table_20_Contents">FBgn0053413</text:p>
            <text:p text:style-name="Table_20_Contents">FBgn0053414</text:p>
            <text:p text:style-name="Table_20_Contents">FBgn0053415</text:p>
            <text:p text:style-name="Table_20_Contents"><text:soft-page-break/>FBgn0053417</text:p>
            <text:p text:style-name="Table_20_Contents">FBgn0053418</text:p>
            <text:p text:style-name="Table_20_Contents">FBgn0053419</text:p>
            <text:p text:style-name="Table_20_Contents">FBgn0053420</text:p>
            <text:p text:style-name="Table_20_Contents">FBgn0053421</text:p>
            <text:p text:style-name="Table_20_Contents">FBgn0053422</text:p>
            <text:p text:style-name="Table_20_Contents">FBgn0053423</text:p>
            <text:p text:style-name="Table_20_Contents">FBgn0053424</text:p>
            <text:p text:style-name="Table_20_Contents">FBgn0053425</text:p>
            <text:p text:style-name="Table_20_Contents">FBgn0053426</text:p>
            <text:p text:style-name="Table_20_Contents">FBgn0053427</text:p>
            <text:p text:style-name="Table_20_Contents">FBgn0053428</text:p>
            <text:p text:style-name="Table_20_Contents">FBgn0053429</text:p>
            <text:p text:style-name="Table_20_Contents">FBgn0053430</text:p>
            <text:p text:style-name="Table_20_Contents">FBgn0053431</text:p>
            <text:p text:style-name="Table_20_Contents">FBgn0053432</text:p>
            <text:p text:style-name="Table_20_Contents">FBgn0053433</text:p>
            <text:p text:style-name="Table_20_Contents">FBgn0053434</text:p>
            <text:p text:style-name="Table_20_Contents">FBgn0053435</text:p>
            <text:p text:style-name="Table_20_Contents">FBgn0053436</text:p>
            <text:p text:style-name="Table_20_Contents">FBgn0053437</text:p>
            <text:p text:style-name="Table_20_Contents">FBgn0053438</text:p>
            <text:p text:style-name="Table_20_Contents">FBgn0053439</text:p>
            <text:p text:style-name="Table_20_Contents">FBgn0053440</text:p>
            <text:p text:style-name="Table_20_Contents">FBgn0053441</text:p>
            <text:p text:style-name="Table_20_Contents">FBgn0053442</text:p>
            <text:p text:style-name="Table_20_Contents">FBgn0053443</text:p>
            <text:p text:style-name="Table_20_Contents">FBgn0053444</text:p>
            <text:p text:style-name="Table_20_Contents">FBgn0053445</text:p>
            <text:p text:style-name="Table_20_Contents">FBgn0053446</text:p>
            <text:p text:style-name="Table_20_Contents">FBgn0053447</text:p>
            <text:p text:style-name="Table_20_Contents">FBgn0053448</text:p>
            <text:p text:style-name="Table_20_Contents">FBgn0053449</text:p>
            <text:p text:style-name="Table_20_Contents">FBgn0053450</text:p>
            <text:p text:style-name="Table_20_Contents">FBgn0053451</text:p>
            <text:p text:style-name="Table_20_Contents">FBgn0053452</text:p>
            <text:p text:style-name="Table_20_Contents">FBgn0085802</text:p>
            <text:p text:style-name="Table_20_Contents">FBgn0250731</text:p>
            <text:p text:style-name="Table_20_Contents">FBgn0267496</text:p>
            <text:p text:style-name="Table_20_Contents">FBgn0267497</text:p>
            <text:p text:style-name="Table_20_Contents">FBgn0267498</text:p>
            <text:p text:style-name="Table_20_Contents">FBgn0267499</text:p>
            <text:p text:style-name="Table_20_Contents">FBgn0267500</text:p>
            <text:p text:style-name="Table_20_Contents">FBgn0267501</text:p>
            <text:p text:style-name="Table_20_Contents">FBgn0267502</text:p>
            <text:p text:style-name="Table_20_Contents">FBgn0267503</text:p>
            <text:p text:style-name="Table_20_Contents">FBgn0267504</text:p>
            <text:p text:style-name="Table_20_Contents">FBgn0267505</text:p>
            <text:p text:style-name="Table_20_Contents">FBgn0267506</text:p>
            <text:p text:style-name="Table_20_Contents"><text:soft-page-break/>FBgn0267507</text:p>
            <text:p text:style-name="Table_20_Contents">FBgn0267512</text:p>
            <text:p text:style-name="Table_20_Contents">FBgn0267516</text:p>
            <text:p text:style-name="Table_20_Contents">FBgn0267524</text:p>
          </table:table-cell>
        </table:table-row>
      </table:table>
      <text:p text:style-name="Standard"/>
      <text:p text:style-name="Standard"/>
      <text:p text:style-name="Standard">- So sánh sự khác nhau giữa có và ko có rRNA, tRNA khi count</text:p>
      <text:p text:style-name="P6"><text:span text:style-name="T7">Command</text:span>: </text:p>
      <text:p text:style-name="P6">count=0</text:p>
      <text:p text:style-name="P6">for i in $(cat human.gene-t.count.txt | cut -f2) ; do let "count=count+i"; echo $i <text:s/>$count; done</text:p>
      <text:p text:style-name="Standard"/>
      <text:p text:style-name="Standard"><text:span text:style-name="T4">TT-seq3</text:span> (THP-1_sgSCR_CDK9i_0_hours_replicate_1_PairedEndTakeoPicardNew)</text:p>
      <text:p text:style-name="Standard"><text:tab/>human: 31537885</text:p>
      <text:p text:style-name="Standard"><text:tab/><text:tab/>__no_feature<text:tab/>2738661</text:p>
      <text:p text:style-name="Standard"><text:tab/><text:tab/>__ambiguous<text:tab/>3089268</text:p>
      <text:p text:style-name="Standard"><text:tab/><text:tab/>__too_low_aQual<text:tab/>0</text:p>
      <text:p text:style-name="Standard"><text:tab/><text:tab/>__not_aligned<text:tab/>0</text:p>
      <text:p text:style-name="Standard"><text:tab/><text:tab/>__alignment_not_unique<text:tab/>0</text:p>
      <text:p text:style-name="Standard"/>
      <text:p text:style-name="Standard"><text:tab/>human with RT: 31544665 (<text:span text:style-name="T4">nhiều hơn khoản 7000 count</text:span>)</text:p>
      <text:p text:style-name="Standard"><text:tab/><text:tab/>__no_feature<text:tab/>2739266</text:p>
      <text:p text:style-name="Standard"><text:tab/><text:tab/>__ambiguous<text:tab/>3090341</text:p>
      <text:p text:style-name="Standard"><text:tab/><text:tab/>__too_low_aQual<text:tab/>0</text:p>
      <text:p text:style-name="Standard"><text:tab/><text:tab/>__not_aligned<text:tab/>0</text:p>
      <text:p text:style-name="Standard"><text:tab/><text:tab/>__alignment_not_unique<text:tab/>0</text:p>
      <text:p text:style-name="Standard"><text:tab/><text:tab/><text:tab/><text:tab/></text:p>
      <text:p text:style-name="Standard"><text:span text:style-name="T4">TT-seq1</text:span> (TT-seq_DMSO-3h_SPT5-dTAG-DLD1_rep1_PairedEndTakeoPicardNew)</text:p>
      <text:p text:style-name="Standard"><text:tab/>human: 65831641</text:p>
      <text:p text:style-name="Standard"><text:tab/><text:tab/><text:tab/>__no_feature<text:tab/>2504172</text:p>
      <text:p text:style-name="Standard"><text:tab/><text:tab/>__ambiguous<text:tab/>6554821</text:p>
      <text:p text:style-name="Standard"><text:tab/><text:tab/>__too_low_aQual<text:tab/>0</text:p>
      <text:p text:style-name="Standard"><text:tab/><text:tab/>__not_aligned<text:tab/>0</text:p>
      <text:p text:style-name="Standard"><text:tab/><text:tab/>__alignment_not_unique<text:tab/>0</text:p>
      <text:p text:style-name="P7"><text:tab/></text:p>
      <text:p text:style-name="P7"><text:tab/>human with RT: 67042505 (<text:span text:style-name="T4">nhiều hơn khoản hơn 1 triệu count</text:span>)</text:p>
      <text:p text:style-name="Standard"><text:tab/><text:tab/>__no_feature<text:tab/>3005797</text:p>
      <text:p text:style-name="Standard"><text:tab/><text:tab/>__ambiguous<text:tab/>6569946</text:p>
      <text:p text:style-name="Standard"><text:tab/><text:tab/>__too_low_aQual<text:tab/>0</text:p>
      <text:p text:style-name="Standard"><text:tab/><text:tab/>__not_aligned<text:tab/>0</text:p>
      <text:p text:style-name="Standard"><text:tab/><text:tab/>__alignment_not_unique<text:tab/>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6:29:46.256000226</meta:creation-date>
    <dc:date>2022-03-15T09:14:59.819526633</dc:date>
    <meta:editing-duration>P1DT14H19M42S</meta:editing-duration>
    <meta:editing-cycles>37</meta:editing-cycles>
    <meta:generator>LibreOffice/7.1.7.2$Linux_X86_64 LibreOffice_project/10$Build-2</meta:generator>
    <meta:document-statistic meta:table-count="1" meta:image-count="0" meta:object-count="0" meta:page-count="6" meta:paragraph-count="397" meta:word-count="801" meta:character-count="7385" meta:non-whitespace-character-count="6893"/>
  </office:meta>
</office:document-meta>
</file>